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VariableSet.addConditionalvariableset( ConditionalVariable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ditionalVariableSet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itionalVariableSet.getLis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ditionalVariableSet.addConditionalvariable( ConditionalVariable var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